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000000420C7560409C82D20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999cm" svg:height="27.985cm" svg:x="0cm" svg:y="0.015cm">
          <draw:image xlink:href="Pictures/10000201000003C000000420C7560409C82D205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page-number>&lt;number&gt;</text:page-number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6.656cm" svg:height="1.931cm" svg:x="7.182cm" svg:y="25.50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1.931cm" svg:x="15.057cm" svg:y="25.50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1.931cm" svg:x="1.05cm" svg:y="25.50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3:30:04.537884728</meta:creation-date>
    <dc:date>2017-12-10T13:31:56.575829607</dc:date>
    <meta:editing-duration>PT1M54S</meta:editing-duration>
    <meta:editing-cycles>1</meta:editing-cycles>
    <meta:document-statistic meta:object-count="24"/>
    <meta:generator>LibreOffice/5.4.1.2$Linux_X86_64 LibreOffice_project/40m0$Build-2</meta:generator>
  </office:meta>
</office:document-meta>
</file>